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Modern No. 20" svg:font-family="'Modern No. 20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gerian1" svg:font-family="Algerian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dern No. 201" svg:font-family="'Modern No. 20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542in" fo:margin-left="-0.0069in" fo:margin-right="0.0201in" fo:margin-top="0in" fo:margin-bottom="0in" table:align="margins" style:writing-mode="lr-tb"/>
    </style:style>
    <style:style style:name="Table1.A" style:family="table-column">
      <style:table-column-properties style:column-width="0.4139in" style:rel-column-width="596*"/>
    </style:style>
    <style:style style:name="Table1.B" style:family="table-column">
      <style:table-column-properties style:column-width="2.0042in" style:rel-column-width="2886*"/>
    </style:style>
    <style:style style:name="Table1.C" style:family="table-column">
      <style:table-column-properties style:column-width="1.0292in" style:rel-column-width="1482*"/>
    </style:style>
    <style:style style:name="Table1.D" style:family="table-column">
      <style:table-column-properties style:column-width="0.9583in" style:rel-column-width="1380*"/>
    </style:style>
    <style:style style:name="Table1.E" style:family="table-column">
      <style:table-column-properties style:column-width="1.9486in" style:rel-column-width="2806*"/>
    </style:style>
    <style:style style:name="Table1.1" style:family="table-row">
      <style:table-row-properties style:min-row-height="0.7486in" style:keep-together="true" fo:keep-together="auto"/>
    </style:style>
    <style:style style:name="Table1.A1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1.2" style:family="table-row">
      <style:table-row-properties style:min-row-height="1.3556in" style:keep-together="true" fo:keep-together="auto"/>
    </style:style>
    <style:style style:name="Table1.4" style:family="table-row">
      <style:table-row-properties style:min-row-height="0.9542in" style:keep-together="true" fo:keep-together="auto"/>
    </style:style>
    <style:style style:name="Table1.A4" style:family="table-cell">
      <style:table-cell-properties fo:background-color="#ffffff" fo:padding-left="0.0069in" fo:padding-right="0.0069in" fo:padding-top="0in" fo:padding-bottom="0in" fo:border-left="0.0069in solid #000001" fo:border-right="0.0069in solid #00000a" fo:border-top="0.0069in solid #000001" fo:border-bottom="0.0069in solid #000001">
        <style:background-image/>
      </style:table-cell-properties>
    </style:style>
    <style:style style:name="Table1.B4" style:family="table-cell">
      <style:table-cell-properties fo:background-color="#ffffff" fo:padding-left="0.0069in" fo:padding-right="0.0069in" fo:padding-top="0in" fo:padding-bottom="0in" fo:border-left="0.0069in solid #00000a" fo:border-right="0.0069in solid #000001" fo:border-top="0.0069in solid #000001" fo:border-bottom="0.0069in solid #000001">
        <style:background-image/>
      </style:table-cell-properties>
    </style:style>
    <style:style style:name="Table1.5" style:family="table-row">
      <style:table-row-properties style:min-row-height="1.2167in" style:keep-together="true" fo:keep-together="auto"/>
    </style:style>
    <style:style style:name="Table1.6" style:family="table-row">
      <style:table-row-properties style:min-row-height="0.8743in" style:keep-together="true" fo:keep-together="auto"/>
    </style:style>
    <style:style style:name="Table1.7" style:family="table-row">
      <style:table-row-properties style:min-row-height="0.1806in" style:keep-together="true" fo:keep-together="auto"/>
    </style:style>
    <style:style style:name="Table1.8" style:family="table-row">
      <style:table-row-properties style:min-row-height="1.1042in" style:keep-together="true" fo:keep-together="auto"/>
    </style:style>
    <style:style style:name="Table1.9" style:family="table-row">
      <style:table-row-properties style:min-row-height="0.6431in" style:keep-together="true" fo:keep-together="auto"/>
    </style:style>
    <style:style style:name="Table1.10" style:family="table-row">
      <style:table-row-properties style:min-row-height="0.9257in" style:keep-together="true" fo:keep-together="auto"/>
    </style:style>
    <style:style style:name="Table1.12" style:family="table-row">
      <style:table-row-properties style:min-row-height="0.0486in" style:keep-together="true" fo:keep-together="auto"/>
    </style:style>
    <style:style style:name="Table1.13" style:family="table-row">
      <style:table-row-properties style:min-row-height="1.0125in" style:keep-together="true" fo:keep-together="auto"/>
    </style:style>
    <style:style style:name="Table1.14" style:family="table-row">
      <style:table-row-properties style:min-row-height="1.5313in" style:keep-together="true" fo:keep-together="auto"/>
    </style:style>
    <style:style style:name="Table1.15" style:family="table-row">
      <style:table-row-properties style:min-row-height="1.0764in" style:keep-together="true" fo:keep-together="auto"/>
    </style:style>
    <style:style style:name="Table1.16" style:family="table-row">
      <style:table-row-properties style:min-row-height="1.3868in" style:keep-together="true" fo:keep-together="auto"/>
    </style:style>
    <style:style style:name="Table1.17" style:family="table-row">
      <style:table-row-properties style:min-row-height="1.0181in" style:keep-together="true" fo:keep-together="auto"/>
    </style:style>
    <style:style style:name="Table2" style:family="table">
      <style:table-properties style:width="6.8035in" fo:margin-left="-0.0069in" fo:margin-top="0in" fo:margin-bottom="0in" table:align="left" style:writing-mode="lr-tb"/>
    </style:style>
    <style:style style:name="Table2.A" style:family="table-column">
      <style:table-column-properties style:column-width="0.3868in"/>
    </style:style>
    <style:style style:name="Table2.B" style:family="table-column">
      <style:table-column-properties style:column-width="1.2493in"/>
    </style:style>
    <style:style style:name="Table2.C" style:family="table-column">
      <style:table-column-properties style:column-width="3.2507in"/>
    </style:style>
    <style:style style:name="Table2.D" style:family="table-column">
      <style:table-column-properties style:column-width="0.8736in"/>
    </style:style>
    <style:style style:name="Table2.E" style:family="table-column">
      <style:table-column-properties style:column-width="1.0431in"/>
    </style:style>
    <style:style style:name="Table2.1" style:family="table-row">
      <style:table-row-properties style:min-row-height="0.5556in" style:keep-together="true" fo:keep-together="auto"/>
    </style:style>
    <style:style style:name="Table2.A1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2.2" style:family="table-row">
      <style:table-row-properties style:min-row-height="0.5181in" style:keep-together="true" fo:keep-together="auto"/>
    </style:style>
    <style:style style:name="Table2.3" style:family="table-row">
      <style:table-row-properties style:min-row-height="0.6743in" style:keep-together="true" fo:keep-together="auto"/>
    </style:style>
    <style:style style:name="P1" style:family="paragraph" style:parent-style-name="Standard">
      <style:text-properties style:font-name="Times New Roman" fo:font-size="12pt" style:font-size-asian="12pt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name-complex="Times New Roman1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name-complex="Times New Roman1"/>
    </style:style>
    <style:style style:name="P7" style:family="paragraph" style:parent-style-name="Standard">
      <style:paragraph-properties fo:margin-top="0in" fo:margin-bottom="0.0138in"/>
    </style:style>
    <style:style style:name="P8" style:family="paragraph" style:parent-style-name="Standard">
      <style:paragraph-properties fo:margin-top="0in" fo:margin-bottom="0.0138in" fo:text-align="center" style:justify-single-word="false"/>
      <style:text-properties fo:color="#ff0000" style:font-name="Times New Roman" fo:font-size="20pt" fo:font-weight="bold" style:font-size-asian="20pt" style:font-weight-asian="bold" style:font-name-complex="Times New Roman1"/>
    </style:style>
    <style:style style:name="P9" style:family="paragraph" style:parent-style-name="Standard">
      <style:paragraph-properties fo:margin-top="0in" fo:margin-bottom="0.0138in" fo:text-align="center" style:justify-single-word="false"/>
      <style:text-properties fo:color="#e36c0a" style:font-name="Algerian" fo:font-size="28pt" fo:font-style="italic" fo:font-weight="bold" style:font-name-asian="Algerian1" style:font-size-asian="28pt" style:font-style-asian="italic" style:font-weight-asian="bold" style:font-name-complex="Algerian1"/>
    </style:style>
    <style:style style:name="P10" style:family="paragraph" style:parent-style-name="Standard">
      <style:paragraph-properties fo:margin-top="0in" fo:margin-bottom="0.0138in" fo:text-align="center" style:justify-single-word="false"/>
      <style:text-properties style:font-name="Times New Roman" fo:font-size="14pt" fo:font-weight="bold" style:font-size-asian="14pt" style:font-weight-asian="bold" style:font-name-complex="Times New Roman1"/>
    </style:style>
    <style:style style:name="P11" style:family="paragraph" style:parent-style-name="Standard">
      <style:paragraph-properties fo:margin-top="0in" fo:margin-bottom="0.0138in">
        <style:tab-stops>
          <style:tab-stop style:position="3.25in" style:type="center"/>
          <style:tab-stop style:position="3.872in"/>
        </style:tab-stops>
      </style:paragraph-properties>
      <style:text-properties style:font-name="Times New Roman" fo:font-size="12pt" fo:font-weight="bold" style:font-size-asian="12pt" style:font-weight-asian="bold" style:font-name-complex="Times New Roman1"/>
    </style:style>
    <style:style style:name="P12" style:family="paragraph" style:parent-style-name="Standard">
      <style:paragraph-properties fo:margin-top="0in" fo:margin-bottom="0.0138in" fo:text-align="center" style:justify-single-word="false"/>
      <style:text-properties style:font-name="Times New Roman" fo:font-size="12pt" fo:font-weight="bold" style:font-size-asian="12pt" style:font-weight-asian="bold" style:font-name-complex="Times New Roman1"/>
    </style:style>
    <style:style style:name="P13" style:family="paragraph" style:parent-style-name="Standard">
      <style:paragraph-properties fo:margin-top="0in" fo:margin-bottom="0.139in" fo:line-height="115%"/>
    </style:style>
    <style:style style:name="P14" style:family="paragraph" style:parent-style-name="Standard">
      <style:paragraph-properties fo:margin-top="0in" fo:margin-bottom="0.139in" fo:line-height="115%"/>
      <style:text-properties style:font-name="Times New Roman" fo:font-weight="bold" style:font-weight-asian="bold" style:font-name-complex="Times New Roman1"/>
    </style:style>
    <style:style style:name="P15" style:family="paragraph" style:parent-style-name="Standard">
      <style:paragraph-properties fo:margin-top="0in" fo:margin-bottom="0.139in" fo:line-height="115%"/>
      <style:text-properties style:font-name="Times New Roman" fo:font-size="12pt" style:font-size-asian="12pt" style:font-name-complex="Times New Roman1"/>
    </style:style>
    <style:style style:name="P16" style:family="paragraph" style:parent-style-name="Standard">
      <style:paragraph-properties fo:margin-top="0in" fo:margin-bottom="0.139in" fo:line-height="115%"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P17" style:family="paragraph" style:parent-style-name="Standard">
      <style:paragraph-properties fo:margin-top="0in" fo:margin-bottom="0.139in" fo:line-height="115%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P18" style:family="paragraph" style:parent-style-name="List_20_Paragraph">
      <style:text-properties style:font-name="Times New Roman" fo:font-size="12pt" fo:font-weight="bold" style:font-size-asian="12pt" style:font-weight-asian="bold" style:font-name-complex="Times New Roman1"/>
    </style:style>
    <style:style style:name="P19" style:family="paragraph" style:parent-style-name="Standard" style:master-page-name="Standard">
      <style:paragraph-properties fo:margin-top="0in" fo:margin-bottom="0.0138in" fo:text-align="center" style:justify-single-word="false" style:page-number="auto"/>
      <style:text-properties fo:color="#ff0000" style:font-name="Times New Roman" fo:font-size="13pt" fo:font-weight="bold" style:font-size-asian="13pt" style:font-weight-asian="bold" style:font-name-complex="Times New Roman1"/>
    </style:style>
    <style:style style:name="P20" style:family="paragraph" style:parent-style-name="Standard">
      <style:paragraph-properties fo:margin-top="0in" fo:margin-bottom="0.0138in" fo:text-align="center" style:justify-single-word="false"/>
      <style:text-properties fo:color="#ff0000" style:font-name="Times New Roman" fo:font-size="20pt" fo:font-weight="bold" style:font-size-asian="20pt" style:font-weight-asian="bold" style:font-name-complex="Times New Roman1"/>
    </style:style>
    <style:style style:name="P21" style:family="paragraph" style:parent-style-name="Standard">
      <style:paragraph-properties fo:margin-top="0in" fo:margin-bottom="0.0138in" fo:text-align="center" style:justify-single-word="false"/>
      <style:text-properties fo:color="#e36c0a" style:font-name="Algerian" fo:font-size="28pt" fo:font-style="italic" fo:font-weight="bold" style:font-name-asian="Algerian1" style:font-size-asian="28pt" style:font-style-asian="italic" style:font-weight-asian="bold" style:font-name-complex="Algerian1"/>
    </style:style>
    <style:style style:name="P22" style:family="paragraph" style:parent-style-name="Standard">
      <style:text-properties style:font-name="Times New Roman" fo:font-size="12pt" style:font-size-asian="12pt" style:font-name-complex="Times New Roman1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539in" style:type="center"/>
        </style:tab-stops>
      </style:paragraph-properties>
      <style:text-properties style:font-name="Times New Roman" fo:font-size="12pt" style:font-size-asian="12pt" style:font-name-complex="Times New Roman1"/>
    </style:style>
    <style:style style:name="P25" style:family="paragraph" style:parent-style-name="Standard">
      <style:paragraph-properties>
        <style:tab-stops>
          <style:tab-stop style:position="0.539in" style:type="center"/>
        </style:tab-stops>
      </style:paragraph-properties>
      <style:text-properties style:font-name="Times New Roman" fo:font-size="12pt" style:font-size-asian="12pt" style:font-name-complex="Times New Roman1"/>
    </style:style>
    <style:style style:name="P26" style:family="paragraph" style:parent-style-name="Standard" style:list-style-name="WWNum8">
      <style:text-properties style:font-name="Times New Roman" fo:font-size="12pt" fo:font-weight="bold" style:font-size-asian="12pt" style:font-weight-asian="bold" style:font-name-complex="Times New Roman1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 style:list-style-name="WWNum1">
      <style:paragraph-properties fo:margin-left="-0.25in" fo:margin-right="0in" fo:margin-top="0in" fo:margin-bottom="0.139in" fo:line-height="115%" fo:text-indent="0.25in" style:auto-text-indent="false"/>
    </style:style>
    <style:style style:name="P29" style:family="paragraph" style:parent-style-name="Standard" style:list-style-name="WWNum2">
      <style:paragraph-properties fo:margin-left="-0.25in" fo:margin-right="0in" fo:margin-top="0in" fo:margin-bottom="0.139in" fo:line-height="115%" fo:text-indent="0.25in" style:auto-text-indent="false"/>
      <style:text-properties style:font-name="Times New Roman" fo:font-size="14pt" fo:font-weight="bold" style:font-size-asian="14pt" style:font-weight-asian="bold" style:font-name-complex="Times New Roman1"/>
    </style:style>
    <style:style style:name="P30" style:family="paragraph" style:parent-style-name="Standard" style:list-style-name="WWNum3">
      <style:paragraph-properties fo:margin-left="-0.25in" fo:margin-right="0in" fo:margin-top="0in" fo:margin-bottom="0.139in" fo:line-height="115%" fo:text-indent="0.25in" style:auto-text-indent="false"/>
      <style:text-properties style:font-name="Times New Roman" fo:font-size="14pt" fo:font-weight="bold" style:font-size-asian="14pt" style:font-weight-asian="bold" style:font-name-complex="Times New Roman1"/>
    </style:style>
    <style:style style:name="P31" style:family="paragraph" style:parent-style-name="Standard">
      <style:paragraph-properties fo:margin-top="0in" fo:margin-bottom="0.139in" fo:line-height="115%"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P32" style:family="paragraph" style:parent-style-name="Standard">
      <style:paragraph-properties fo:margin-top="0in" fo:margin-bottom="0.139in" fo:line-height="115%"/>
      <style:text-properties style:font-name="Times New Roman" fo:font-size="12pt" style:font-size-asian="12pt" style:font-name-complex="Times New Roman1"/>
    </style:style>
    <style:style style:name="P33" style:family="paragraph" style:parent-style-name="Standard">
      <style:paragraph-properties fo:margin-top="0in" fo:margin-bottom="0.139in" fo:line-height="115%"/>
      <style:text-properties style:font-name="Times New Roman" fo:font-size="14pt" fo:font-weight="bold" style:font-size-asian="14pt" style:font-weight-asian="bold" style:font-name-complex="Times New Roman1"/>
    </style:style>
    <style:style style:name="P34" style:family="paragraph" style:parent-style-name="Standard">
      <style:paragraph-properties fo:margin-top="0in" fo:margin-bottom="0.139in" fo:line-height="115%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P35" style:family="paragraph" style:parent-style-name="Standard">
      <style:paragraph-properties fo:margin-top="0in" fo:margin-bottom="0.139in" fo:line-height="115%" fo:text-align="center" style:justify-single-word="false"/>
    </style:style>
    <style:style style:name="P36" style:family="paragraph" style:parent-style-name="Standard">
      <style:paragraph-properties fo:margin-top="0in" fo:margin-bottom="0.0835in"/>
    </style:style>
    <style:style style:name="P37" style:family="paragraph" style:parent-style-name="Standard">
      <style:paragraph-properties fo:margin-left="0.0752in" fo:margin-right="0in" fo:text-align="center" style:justify-single-word="false" fo:text-indent="0in" style:auto-text-indent="false"/>
      <style:text-properties style:font-name="Times New Roman" fo:font-size="12pt" style:font-size-asian="12pt" style:font-name-complex="Times New Roman1"/>
    </style:style>
    <style:style style:name="P38" style:family="paragraph" style:parent-style-name="List_20_Paragraph">
      <style:text-properties style:font-name="Times New Roman" fo:font-size="14pt" fo:font-weight="bold" style:font-size-asian="14pt" style:font-weight-asian="bold" style:font-name-complex="Times New Roman1"/>
    </style:style>
    <style:style style:name="P39" style:family="paragraph" style:parent-style-name="List_20_Paragraph" style:list-style-name="WWNum4">
      <style:text-properties style:font-name="Times New Roman" fo:font-size="14pt" fo:font-weight="bold" style:font-size-asian="14pt" style:font-weight-asian="bold" style:font-name-complex="Times New Roman1"/>
    </style:style>
    <style:style style:name="P40" style:family="paragraph" style:parent-style-name="List_20_Paragraph" style:list-style-name="WWNum8">
      <style:text-properties style:font-name="Times New Roman" fo:font-size="12pt" fo:font-weight="bold" style:font-size-asian="12pt" style:font-weight-asian="bold" style:font-name-complex="Times New Roman1"/>
    </style:style>
    <style:style style:name="P41" style:family="paragraph" style:parent-style-name="List_20_Paragraph" style:list-style-name="WWNum5">
      <style:paragraph-properties fo:margin-top="0in" fo:margin-bottom="0.139in" fo:line-height="115%"/>
      <style:text-properties style:font-name="Times New Roman" fo:font-size="12pt" style:font-size-asian="12pt" style:font-name-complex="Times New Roman1"/>
    </style:style>
    <style:style style:name="P42" style:family="paragraph" style:parent-style-name="List_20_Paragraph" style:list-style-name="WWNum6">
      <style:paragraph-properties fo:margin-top="0in" fo:margin-bottom="0.139in" fo:line-height="115%"/>
      <style:text-properties style:font-name="Times New Roman" fo:font-size="12pt" style:font-size-asian="12pt" style:font-name-complex="Times New Roman1"/>
    </style:style>
    <style:style style:name="P43" style:family="paragraph" style:parent-style-name="List_20_Paragraph" style:list-style-name="WWNum7">
      <style:paragraph-properties fo:margin-top="0in" fo:margin-bottom="0.139in" fo:line-height="115%"/>
      <style:text-properties style:font-name="Times New Roman" fo:font-size="12pt" style:font-size-asian="12pt" style:font-name-complex="Times New Roman1"/>
    </style:style>
    <style:style style:name="P44" style:family="paragraph" style:parent-style-name="List_20_Paragraph" style:list-style-name="WWNum6">
      <style:paragraph-properties fo:margin-top="0in" fo:margin-bottom="0.139in" fo:line-height="115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/>
    </style:style>
    <style:style style:name="P45" style:family="paragraph" style:parent-style-name="List_20_Paragraph" style:list-style-name="WWNum4">
      <style:paragraph-properties fo:margin-top="0in" fo:margin-bottom="0.139in" fo:line-height="115%"/>
    </style:style>
    <style:style style:name="P46" style:family="paragraph" style:parent-style-name="List_20_Paragraph" style:list-style-name="WWNum7">
      <style:paragraph-properties fo:margin-left="0in" fo:margin-right="0in" fo:margin-top="0in" fo:margin-bottom="0.139in" fo:line-height="115%" fo:text-indent="0in" style:auto-text-indent="false"/>
      <style:text-properties style:font-name="Times New Roman" fo:font-size="12pt" style:font-size-asian="12pt" style:font-name-complex="Times New Roman1"/>
    </style:style>
    <style:style style:name="P47" style:family="paragraph" style:parent-style-name="List_20_Paragraph" style:list-style-name="WWNum7">
      <style:paragraph-properties fo:margin-left="0in" fo:margin-right="0in" fo:margin-top="0in" fo:margin-bottom="0.139in" fo:line-height="115%" fo:text-indent="0in" style:auto-text-indent="false"/>
      <style:text-properties style:font-name="Times New Roman" fo:font-size="12pt" fo:font-weight="normal" style:font-size-asian="12pt" style:font-weight-asian="normal" style:font-name-complex="Times New Roman1" style:font-weight-complex="normal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5" style:family="text">
      <style:text-properties style:font-name="Times New Roman" fo:font-size="12pt" style:font-size-asian="12pt" style:font-name-complex="Times New Roman1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7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8" style:family="text">
      <style:text-properties style:font-name="Times New Roman" fo:font-size="16pt" style:font-size-asian="16pt" style:font-name-complex="Times New Roman1"/>
    </style:style>
    <style:style style:name="T9" style:family="text">
      <style:text-properties style:font-name="Times New Roman" fo:font-size="18pt" style:font-size-asian="18pt" style:font-name-complex="Times New Roman1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11" style:family="text">
      <style:text-properties fo:color="#548dd4" style:font-name="Modern No. 20" fo:font-size="20pt" fo:font-style="italic" fo:font-weight="bold" style:font-name-asian="Modern No. 201" style:font-size-asian="20pt" style:font-style-asian="italic" style:font-weight-asian="bold" style:font-name-complex="Modern No. 201"/>
    </style:style>
    <style:style style:name="fr1" style:family="graphic" style:parent-style-name="OLE">
      <style:graphic-properties fo:margin-left="0in" fo:margin-right="0in" style:vertical-pos="top" style:vertical-rel="baseline" style:horizontal-pos="center" style:horizontal-rel="paragraph" fo:padding="0.0102in" fo:border="none" draw:ole-draw-aspect="1" draw:visible-area-top="0in" draw:visible-area-width="5.8126in" draw:visible-area-height="4.8957in"/>
    </style:style>
    <style:style style:name="fr2" style:family="graphic" style:parent-style-name="OLE">
      <style:graphic-properties fo:margin-left="0in" fo:margin-right="0in" style:vertical-pos="from-top" fo:padding="0.0102in" fo:border="none" draw:ole-draw-aspect="1" draw:visible-area-top="0in" draw:visible-area-width="8in" draw:visible-area-height="2.6043in"/>
    </style:style>
    <style:style style:name="fr3" style:family="graphic" style:parent-style-name="OLE">
      <style:graphic-properties fo:margin-left="0in" fo:margin-right="0in" style:vertical-pos="top" style:vertical-rel="baseline" style:horizontal-pos="center" style:horizontal-rel="paragraph" fo:padding="0.0102in" fo:border="none" draw:ole-draw-aspect="1" draw:visible-area-top="0in" draw:visible-area-width="10.2083in" draw:visible-area-height="2.6043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hri Shamrao Patil (Yadravkar) Educational &amp; Charitable Trust’s</text:p>
      <text:p text:style-name="P8">SHARAD INSTITUTE OF TECHNOLOGY</text:p>
      <text:p text:style-name="P8">POLYTECHNIC, YADRAV.</text:p>
      <text:p text:style-name="P8"><draw:frame draw:style-name="fr1" draw:name="Object1" text:anchor-type="as-char" svg:width="1.1291in" svg:height="0.6165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36"><text:span text:style-name="T11">DEPARTMENT OF INFORMATION TECHNOLOGY</text:span></text:p>
      <text:p text:style-name="P9"><draw:frame draw:style-name="fr2" draw:name="Object2" text:anchor-type="as-char" svg:y="-1.0472in" svg:width="6.3016in" svg:height="2.2256in" draw:z-index="1"><draw:object-ole xlink:href="./Object 2" xlink:type="simple" xlink:show="embed" xlink:actuate="onLoad"/><draw:image xlink:href="./ObjectReplacements/Object 2" xlink:type="simple" xlink:show="embed" xlink:actuate="onLoad"/><svg:desc>OLE-object</svg:desc></draw:frame><draw:frame draw:style-name="fr3" draw:name="Object3" text:anchor-type="as-char" svg:width="6.1563in" svg:height="2.1807in" draw:z-index="2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9">MICRO PROJECT PROPOSAL</text:p>
      <text:p text:style-name="P10">IN</text:p>
      <text:p text:style-name="P11"><text:s text:c="42"/><text:tab/>GUI Application Development Using VB.net</text:p>
      <text:p text:style-name="P12">FOR</text:p>
      <text:p text:style-name="P12">2019-20</text:p>
      <text:p text:style-name="P7"/>
      <text:p text:style-name="P16"/>
      <text:p text:style-name="P16"><text:soft-page-break/>Part a Plan</text:p>
      <text:p text:style-name="P35"><text:span text:style-name="T8">Micro Project Proposal</text:span></text:p>
      <text:p text:style-name="P35"><text:span text:style-name="T8"/></text:p>
      <text:p text:style-name="P13"><text:span text:style-name="T7">Title of micro project</text:span><text:span text:style-name="T10"> :- </text:span><text:span text:style-name="T2"><text:s text:c="2"/>Library Management System using VB.net.</text:span></text:p>
      <text:p text:style-name="P13"/>
      <text:list xml:id="list2387479973943537700" text:style-name="WWNum1">
        <text:list-item>
          <text:p text:style-name="P28"><text:span text:style-name="T4">Aim /Benefits of the micro-project</text:span><text:span text:style-name="T3">:</text:span><text:span text:style-name="T1">-</text:span></text:p>
        </text:list-item>
      </text:list>
      <text:list xml:id="list8263586608408121012" text:style-name="WWNum5">
        <text:list-item>
          <text:p text:style-name="P41">To <text:s/>get the knowledge of different controls in VB.net .</text:p>
        </text:list-item>
        <text:list-item>
          <text:p text:style-name="P41">To collect videos for how to create forms and attach database to the project.</text:p>
        </text:list-item>
        <text:list-item>
          <text:p text:style-name="P41">To get information about new functions and controls require for our coding.</text:p>
        </text:list-item>
        <text:list-item>
          <text:p text:style-name="P41"><text:s/>To study about that SQL database <text:s/>and also new header lines.</text:p>
        </text:list-item>
      </text:list>
      <text:p text:style-name="P14"/>
      <text:list xml:id="list2051132676592007527" text:style-name="WWNum4">
        <text:list-item>
          <text:p text:style-name="P45"><text:span text:style-name="T2">Course</text:span><text:span text:style-name="T4"> <text:s/></text:span><text:span text:style-name="T2">outcome :-</text:span></text:p>
        </text:list-item>
      </text:list>
      <text:list xml:id="list3575564485733463867" text:style-name="WWNum6">
        <text:list-item>
          <text:p text:style-name="P42">Use Visual Studio IDE to design application.</text:p>
        </text:list-item>
        <text:list-item>
          <text:p text:style-name="P42"><text:s/>Develop GUI Application using Form Controls and its events.</text:p>
        </text:list-item>
        <text:list-item>
          <text:p text:style-name="P42">Use Data Access Control to store data in database and retrieve it.</text:p>
          <text:p text:style-name="P44"/>
        </text:list-item>
      </text:list>
      <text:list xml:id="list2611320040325019364" text:style-name="WWNum2">
        <text:list-item>
          <text:p text:style-name="P29">Proposed Methodology :-</text:p>
        </text:list-item>
      </text:list>
      <text:list xml:id="list5085121492272435669" text:style-name="WWNum7">
        <text:list-item>
          <text:p text:style-name="P43">First we form our groups.</text:p>
        </text:list-item>
        <text:list-item>
          <text:p text:style-name="P43">Then we suggest the project names to our project guide.</text:p>
        </text:list-item>
        <text:list-item>
          <text:p text:style-name="P43">Then our madam given us project name as Library Management System in VB.net.</text:p>
        </text:list-item>
        <text:list-item>
          <text:p text:style-name="P43">Then we have <text:s/>searched <text:s/>information about coding of library management System in VB.net.</text:p>
        </text:list-item>
        <text:list-item>
          <text:p text:style-name="P43">After searching the information we will download the software visual studio 2012</text:p>
        </text:list-item>
        <text:list-item>
          <text:p text:style-name="P43">After that we will sure that our information is true or false from our project guide.</text:p>
        </text:list-item>
        <text:list-item>
          <text:p text:style-name="P43"><text:soft-page-break/>Then we will start to create our project . Also we will get information about new controls which we will use in our project.</text:p>
        </text:list-item>
        <text:list-item>
          <text:p text:style-name="P43">And then we will download the videos which are related to project.</text:p>
        </text:list-item>
        <text:list-item>
          <text:p text:style-name="P43">Then we will study about new controls and new header lines which we will use during project.</text:p>
        </text:list-item>
        <text:list-item>
          <text:p text:style-name="P43">And again we will show this information to our project guide.</text:p>
        </text:list-item>
        <text:list-item>
          <text:p text:style-name="P43">Then we will show those video.</text:p>
        </text:list-item>
        <text:list-item>
          <text:p text:style-name="P43">Then finally we will start to create our forms.</text:p>
        </text:list-item>
        <text:list-item>
          <text:p text:style-name="P43"><text:s/>After that <text:s/>we will distribute the project work in <text:s/>group members. Then we will create temporary form and then we will connect the database.</text:p>
        </text:list-item>
        <text:list-item>
          <text:p text:style-name="P43"><text:s/>After that we will show the temporary forms coding of our project to our guide &amp; take some suggestions.</text:p>
        </text:list-item>
        <text:list-item>
          <text:p text:style-name="P43">Then after give some suggestions we will create our final coding <text:s/>using Visual Studio 2012 software.</text:p>
        </text:list-item>
        <text:list-item>
          <text:p text:style-name="P43">And then submit our project to our project guided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Action plan:-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Sr. no</text:p>
          </table:table-cell>
          <table:table-cell table:style-name="Table1.A1" office:value-type="string">
            <text:p text:style-name="P4"><text:s text:c="12"/></text:p>
            <text:p text:style-name="P4"><text:s text:c="11"/>Activity </text:p>
          </table:table-cell>
          <table:table-cell table:style-name="Table1.A1" office:value-type="string">
            <text:p text:style-name="P4">Planned start</text:p>
            <text:p text:style-name="P4"><text:s text:c="8"/>date</text:p>
          </table:table-cell>
          <table:table-cell table:style-name="Table1.A1" office:value-type="string">
            <text:p text:style-name="P4">Planned finish <text:s/></text:p>
            <text:p text:style-name="P4"><text:s text:c="7"/>date</text:p>
          </table:table-cell>
          <table:table-cell table:style-name="Table1.A1" office:value-type="string">
            <text:p text:style-name="P4">Name of responsible <text:s text:c="7"/></text:p>
            <text:p text:style-name="P4"><text:s text:c="4"/>team member</text:p>
          </table:table-cell>
        </table:table-row>
        <table:table-row table:style-name="Table1.2">
          <table:table-cell table:style-name="Table1.A1" office:value-type="string">
            <text:p text:style-name="P1">1)</text:p>
          </table:table-cell>
          <table:table-cell table:style-name="Table1.A1" office:value-type="string">
            <text:p text:style-name="P15">.</text:p>
            <text:p text:style-name="P15">First we form our group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)Shweta <text:s/>Deepak <text:s text:c="8"/>Bhosale</text:p>
            <text:p text:style-name="P1">2)Shreya Shrimandhar Demapure</text:p>
            <text:p text:style-name="P1">3)Shabdali Suresh Shetty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">2)</text:p>
          </table:table-cell>
          <table:table-cell table:style-name="Table1.A1" office:value-type="string">
            <text:list xml:id="list35262319" text:continue-numbering="true" text:style-name="WWNum7">
              <text:list-header>
                <text:p text:style-name="P46">Then we suggest the project names to our project guide.</text:p>
              </text:list-header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<text:span text:style-name="T5">1)Shweta <text:s/>Deepak <text:s text:c="8"/>Bhosale</text:span></text:p>
            <text:p text:style-name="P1">2)Shreya Shrimandhar <text:s/>Demapure</text:p>
            <text:p text:style-name="P1">3)Shabdali Suresh Shetty</text:p>
            <text:p text:style-name="Standard"/>
          </table:table-cell>
        </table:table-row>
        <table:table-row table:style-name="Table1.4">
          <table:table-cell table:style-name="Table1.A4" office:value-type="string">
            <text:p text:style-name="P1">3)</text:p>
          </table:table-cell>
          <table:table-cell table:style-name="Table1.B4" office:value-type="string">
            <text:list xml:id="list35280642" text:continue-numbering="true" text:style-name="WWNum7">
              <text:list-header>
                <text:p text:style-name="P46">Then our mam gives us project name as Library Management System in VB.net.</text:p>
              </text:list-header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)Shweta Deepak Bhosale.</text:p>
            <text:p text:style-name="P1">2)Shreya Shrimandhar <text:s text:c="3"/>Demapure</text:p>
            <text:p text:style-name="P1">3)Shabdali Suresh Shetty</text:p>
          </table:table-cell>
        </table:table-row>
        <table:table-row table:style-name="Table1.5">
          <table:table-cell table:style-name="Table1.A1" office:value-type="string">
            <text:p text:style-name="P1">4)</text:p>
          </table:table-cell>
          <table:table-cell table:style-name="Table1.A1" office:value-type="string">
            <text:list xml:id="list35289493" text:continue-numbering="true" text:style-name="WWNum7">
              <text:list-header>
                <text:p text:style-name="P46">Then we will <text:s/>search <text:s/>information about coding of library management System in VB.net.</text:p>
              </text:list-header>
            </text:list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Standard"><text:span text:style-name="T5">1)Shweta <text:s/>Deepak <text:s text:c="8"/>Bhosale</text:span></text:p>
            <text:p text:style-name="P1">2)Shreya Shrimandhar Demapure</text:p>
            <text:p text:style-name="P1">3)Shabdali Suresh Shetty</text:p>
          </table:table-cell>
        </table:table-row>
        <table:table-row table:style-name="Table1.6">
          <table:table-cell table:style-name="Table1.A1" office:value-type="string">
            <text:p text:style-name="P1">5)</text:p>
          </table:table-cell>
          <table:table-cell table:style-name="Table1.A1" office:value-type="string">
            <text:list xml:id="list35261671" text:continue-numbering="true" text:style-name="WWNum7">
              <text:list-header>
                <text:p text:style-name="P46">After searching the information we will download the software visual studio 2012</text:p>
              </text:list-header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)Shweta Deepak Bhosale</text:p>
            <text:p text:style-name="P1">2)Shreya Shrimandhar Demapure</text:p>
            <text:p text:style-name="P1">3)Shabdali Suresh Shetty</text:p>
          </table:table-cell>
        </table:table-row>
        <table:table-row table:style-name="Table1.7">
          <table:table-cell table:style-name="Table1.A1" office:value-type="string">
            <text:p text:style-name="P1">6)</text:p>
          </table:table-cell>
          <table:table-cell table:style-name="Table1.A1" office:value-type="string">
            <text:p text:style-name="P15">After that we will sure that our information is true or false from our project guide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">1)Shweta Deepak Bhosale</text:p>
            <text:p text:style-name="P1">2)Shreya Shrimandhar Demapure</text:p>
            <text:p text:style-name="P1">3)Shabdali Suresh Shetty</text:p>
            <text:p text:style-name="Standard"/>
          </table:table-cell>
        </table:table-row>
        <text:soft-page-break/>
        <table:table-row table:style-name="Table1.8">
          <table:table-cell table:style-name="Table1.A1" office:value-type="string">
            <text:p text:style-name="Standard">7)</text:p>
          </table:table-cell>
          <table:table-cell table:style-name="Table1.A1" office:value-type="string">
            <text:list xml:id="list35286278" text:continue-numbering="true" text:style-name="WWNum7">
              <text:list-header>
                <text:p text:style-name="P47">Then we will start to create our project . Also we will get information about new controls which we will use in our project.</text:p>
              </text:list-header>
            </text:list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<text:span text:style-name="T5">1)Shweta Deepak Bhosale</text:span></text:p>
            <text:p text:style-name="P1">2)Shreya Shrimandhar</text:p>
            <text:p text:style-name="P1">Demapure</text:p>
            <text:p text:style-name="P1">3)Shabdali Suresh Shetty</text:p>
          </table:table-cell>
        </table:table-row>
        <table:table-row table:style-name="Table1.9">
          <table:table-cell table:style-name="Table1.A1" office:value-type="string">
            <text:p text:style-name="P3"/>
            <text:p text:style-name="P3">8)</text:p>
          </table:table-cell>
          <table:table-cell table:style-name="Table1.A1" office:value-type="string">
            <text:list xml:id="list35265758" text:continue-numbering="true" text:style-name="WWNum7">
              <text:list-header>
                <text:p text:style-name="P46">And then we will download the videos which are related to project.</text:p>
              </text:list-header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) Shweta Deepak Bhosale</text:p>
            <text:p text:style-name="P1"><text:bookmark text:name="_GoBack"/>2)Shreya Shrimandhar </text:p>
            <text:p text:style-name="P1"><text:s/>Demapure</text:p>
            <text:p text:style-name="P1">3)Shabdali Suresh Shetty</text:p>
            <text:p text:style-name="Standard"/>
          </table:table-cell>
        </table:table-row>
        <table:table-row table:style-name="Table1.10">
          <table:table-cell table:style-name="Table1.A1" office:value-type="string">
            <text:p text:style-name="Standard">9)</text:p>
          </table:table-cell>
          <table:table-cell table:style-name="Table1.A1" office:value-type="string">
            <text:list xml:id="list35291504" text:continue-numbering="true" text:style-name="WWNum7">
              <text:list-header>
                <text:p text:style-name="P46">Then we will study about new controls and new header lines which we will use during project.</text:p>
              </text:list-header>
            </text:list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">1)Shweta <text:s/>Deepak Bhosale</text:p>
            <text:p text:style-name="P1">2)Shreya Shimandhar Demapure</text:p>
            <text:p text:style-name="P1">3)Shabdali Suresh Shetty</text:p>
          </table:table-cell>
        </table:table-row>
        <table:table-row table:style-name="Table1.9">
          <table:table-cell table:style-name="Table1.A1" office:value-type="string">
            <text:p text:style-name="P1">10)</text:p>
          </table:table-cell>
          <table:table-cell table:style-name="Table1.A1" office:value-type="string">
            <text:list xml:id="list35293526" text:continue-numbering="true" text:style-name="WWNum7">
              <text:list-header>
                <text:p text:style-name="P46">And again we will show this information to our project guide.</text:p>
              </text:list-header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)Shweta <text:s/>Deepak <text:s/>Bhosale.</text:p>
            <text:p text:style-name="P1">2)Shreya Shrimandhar Demapure</text:p>
            <text:p text:style-name="P1">3)Shabdali Suresh Shetty</text:p>
            <text:p text:style-name="Standard"/>
          </table:table-cell>
        </table:table-row>
        <table:table-row table:style-name="Table1.12">
          <table:table-cell table:style-name="Table1.A4" office:value-type="string">
            <text:p text:style-name="P1">11)</text:p>
          </table:table-cell>
          <table:table-cell table:style-name="Table1.B4" office:value-type="string">
            <text:list xml:id="list35281662" text:continue-numbering="true" text:style-name="WWNum7">
              <text:list-header>
                <text:p text:style-name="P46">Then we will show those video.</text:p>
              </text:list-header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)Shweta Deepak Bhosale</text:p>
            <text:p text:style-name="P1">2)Shreya Shrimandhar Demapure</text:p>
            <text:p text:style-name="P1">3)Shabdali Suresh Shetty</text:p>
            <text:p text:style-name="P5"/>
          </table:table-cell>
        </table:table-row>
        <table:table-row table:style-name="Table1.13">
          <table:table-cell table:style-name="Table1.A1" office:value-type="string">
            <text:p text:style-name="P1">12)</text:p>
          </table:table-cell>
          <table:table-cell table:style-name="Table1.A1" office:value-type="string">
            <text:list xml:id="list35277674" text:continue-numbering="true" text:style-name="WWNum7">
              <text:list-header>
                <text:p text:style-name="P46">Then finally we will start to create our forms.</text:p>
              </text:list-header>
            </text:list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1">1)Shweta Deepak Bhosale</text:p>
            <text:p text:style-name="P1">2)Shreya Shrimandhar</text:p>
            <text:p text:style-name="P1">Demapure</text:p>
            <text:p text:style-name="P1">3)Shabdali Suresh Shetty</text:p>
            <text:p text:style-name="Standard"/>
          </table:table-cell>
        </table:table-row>
        <table:table-row table:style-name="Table1.14">
          <table:table-cell table:style-name="Table1.A1" office:value-type="string">
            <text:p text:style-name="P1">13)</text:p>
          </table:table-cell>
          <table:table-cell table:style-name="Table1.A1" office:value-type="string">
            <text:list xml:id="list35268015" text:continue-numbering="true" text:style-name="WWNum7">
              <text:list-header>
                <text:p text:style-name="P46">After that <text:s/>we will distribute the project work in <text:s/>group members. Then we will create temporary form and then we will connect the database.</text:p>
              </text:list-header>
            </text:list>
            <text:p text:style-name="P1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<text:span text:style-name="T5">1)Shweta Deepak Bhosale</text:span></text:p>
            <text:p text:style-name="P1">2)Shreya Shrimandhar</text:p>
            <text:p text:style-name="P1">Demapure</text:p>
            <text:p text:style-name="P1">3)Shabdali Suresh Shetty</text:p>
          </table:table-cell>
        </table:table-row>
        <text:soft-page-break/>
        <table:table-row table:style-name="Table1.15">
          <table:table-cell table:style-name="Table1.A1" office:value-type="string">
            <text:p text:style-name="P1">14)</text:p>
          </table:table-cell>
          <table:table-cell table:style-name="Table1.A1" office:value-type="string">
            <text:list xml:id="list35275075" text:continue-numbering="true" text:style-name="WWNum7">
              <text:list-header>
                <text:p text:style-name="P46"><text:s/>After that we will show the temporary forms coding of our project to our guide &amp; take some suggestions.</text:p>
              </text:list-header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">1)Shweta Deepak Bhosale</text:p>
            <text:p text:style-name="P1">2 )Shreya Shrimandhar Demapure</text:p>
            <text:p text:style-name="P1">3)Shabdali Suresh Shetty</text:p>
            <text:p text:style-name="Standard"/>
            <text:p text:style-name="Standard"/>
          </table:table-cell>
        </table:table-row>
        <table:table-row table:style-name="Table1.16">
          <table:table-cell table:style-name="Table1.B4" office:value-type="string">
            <text:p text:style-name="P1">15)</text:p>
          </table:table-cell>
          <table:table-cell table:style-name="Table1.A1" office:value-type="string">
            <text:list xml:id="list35268770" text:continue-numbering="true" text:style-name="WWNum7">
              <text:list-header>
                <text:p text:style-name="P46">Then after give some suggestions we will create our final coding <text:s/>using Visual Studio 2012 software.</text:p>
              </text:list-header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)Shweta Deepak Bhosale</text:p>
            <text:p text:style-name="P1">2)Shreya Shrimandhar Demapure</text:p>
            <text:p text:style-name="P1">3)Shabdali Suresh Shetty</text:p>
            <text:p text:style-name="P1"/>
            <text:p text:style-name="P1"/>
          </table:table-cell>
        </table:table-row>
        <table:table-row table:style-name="Table1.17">
          <table:table-cell table:style-name="Table1.A1" office:value-type="string">
            <text:p text:style-name="P1">16)</text:p>
          </table:table-cell>
          <table:table-cell table:style-name="Table1.A1" office:value-type="string">
            <text:list xml:id="list35281061" text:continue-numbering="true" text:style-name="WWNum7">
              <text:list-header>
                <text:p text:style-name="P46">And then submit our project to our project guided.</text:p>
              </text:list-header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<text:span text:style-name="T5">1) Shweta <text:s/>Deepak Bhosale</text:span></text:p>
            <text:p text:style-name="P1">2)Shreya Shrimandhar Demapure</text:p>
            <text:p text:style-name="P1">3)Shabdali Suresh Shetty</text:p>
          </table:table-cell>
        </table:table-row>
      </table:table>
      <text:p text:style-name="P33"/>
      <text:list xml:id="list4264480361130839825" text:style-name="WWNum3">
        <text:list-item>
          <text:p text:style-name="P30">Resource <text:s/>required 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>Sr no</text:p>
          </table:table-cell>
          <table:table-cell table:style-name="Table2.A1" office:value-type="string">
            <text:p text:style-name="P4">Name of recourses </text:p>
          </table:table-cell>
          <table:table-cell table:style-name="Table2.A1" office:value-type="string">
            <text:p text:style-name="P4">Specification </text:p>
          </table:table-cell>
          <table:table-cell table:style-name="Table2.A1" office:value-type="string">
            <text:p text:style-name="P4">Quantity </text:p>
          </table:table-cell>
          <table:table-cell table:style-name="Table2.A1" office:value-type="string">
            <text:p text:style-name="P4">Remark </text:p>
          </table:table-cell>
        </table:table-row>
        <table:table-row table:style-name="Table2.2">
          <table:table-cell table:style-name="Table2.A1" office:value-type="string">
            <text:p text:style-name="P1">1)</text:p>
          </table:table-cell>
          <table:table-cell table:style-name="Table2.A1" office:value-type="string">
            <text:p text:style-name="P1">Computer system </text:p>
          </table:table-cell>
          <table:table-cell table:style-name="Table2.A1" office:value-type="string">
            <text:p text:style-name="P1">Windows 7 ultimate</text:p>
          </table:table-cell>
          <table:table-cell table:style-name="Table2.A1" office:value-type="string">
            <text:p text:style-name="P2"/>
            <text:p text:style-name="P2">4</text:p>
          </table:table-cell>
          <table:table-cell table:style-name="Table2.A1" office:value-type="string">
            <text:p text:style-name="P1">It is used to</text:p>
            <text:p text:style-name="P1">Create report &amp; proposal</text:p>
          </table:table-cell>
        </table:table-row>
        <table:table-row table:style-name="Table2.3">
          <table:table-cell table:style-name="Table2.A1" office:value-type="string">
            <text:p text:style-name="P1">2)</text:p>
          </table:table-cell>
          <table:table-cell table:style-name="Table2.A1" office:value-type="string">
            <text:p text:style-name="P1">Software</text:p>
          </table:table-cell>
          <table:table-cell table:style-name="Table2.A1" office:value-type="string">
            <text:p text:style-name="P1">Visual Studio 2012</text:p>
          </table:table-cell>
          <table:table-cell table:style-name="Table2.A1" office:value-type="string">
            <text:p text:style-name="P6"><text:s text:c="5"/></text:p>
            <text:p text:style-name="Standard"><text:span text:style-name="T2"><text:s text:c="6"/></text:span><text:span text:style-name="T5">4</text:span></text:p>
          </table:table-cell>
          <table:table-cell table:style-name="Table2.A1" office:value-type="string">
            <text:p text:style-name="P1">It is used to </text:p>
            <text:p text:style-name="P1">Create coding of project</text:p>
          </table:table-cell>
        </table:table-row>
        <table:table-row table:style-name="Table2.3">
          <table:table-cell table:style-name="Table2.A1" office:value-type="string">
            <text:p text:style-name="P1">2)</text:p>
            <text:p text:style-name="P1"/>
            <text:p text:style-name="Standard"/>
          </table:table-cell>
          <table:table-cell table:style-name="Table2.A1" office:value-type="string">
            <text:p text:style-name="P1">Browser</text:p>
            <text:p text:style-name="P1"/>
            <text:p text:style-name="Standard"/>
          </table:table-cell>
          <table:table-cell table:style-name="Table2.A1" office:value-type="string">
            <text:p text:style-name="Standard"><text:a xlink:type="simple" xlink:href="https://en.wikipedia.org/wiki/Library" text:style-name="Internet_20_link" text:visited-style-name="Visited_20_Internet_20_Link"><text:span text:style-name="T6">https://en.wikipedia.org/wiki/Library</text:span></text:a><text:a xlink:type="simple" xlink:href="https://en.wikipedia.org/wiki/Create%20snake%20game%20in%20C++/" text:style-name="Internet_20_link" text:visited-style-name="Visited_20_Internet_20_Link"><text:span text:style-name="T6"> management System in VB.net/</text:span></text:a></text:p>
            <text:p text:style-name="Standard"/>
          </table:table-cell>
          <table:table-cell table:style-name="Table2.A1" office:value-type="string">
            <text:p text:style-name="P6"/>
            <text:p text:style-name="P6"><text:s text:c="8"/>_</text:p>
          </table:table-cell>
          <table:table-cell table:style-name="Table2.A1" office:value-type="string">
            <text:p text:style-name="P1">It is used to search the information</text:p>
          </table:table-cell>
        </table:table-row>
      </table:table>
      <text:p text:style-name="P13"/>
      <text:list xml:id="list35264747" text:continue-list="list2051132676592007527" text:style-name="WWNum4">
        <text:list-item>
          <text:p text:style-name="P39">Name of Student :- <text:s text:c="60"/>Roll <text:s/>No</text:p>
        </text:list-item>
      </text:list>
      <text:p text:style-name="P38"/>
      <text:list xml:id="list5587357183330499082" text:style-name="WWNum8">
        <text:list-item>
          <text:p text:style-name="P40">Shweta Deepak Bhosale. <text:s text:c="68"/>12504</text:p>
        </text:list-item>
      </text:list>
      <text:p text:style-name="P18"/>
      <text:list xml:id="list35266342" text:continue-numbering="true" text:style-name="WWNum8">
        <text:list-item>
          <text:p text:style-name="P40">Shreya Shrimandhar <text:s/>Demapure. <text:s text:c="53"/>12507</text:p>
          <text:p text:style-name="P40"/>
        </text:list-item>
        <text:list-item>
          <text:p text:style-name="P26">Shabdali Suresh Shetty <text:s text:c="70"/>12521</text:p>
        </text:list-item>
      </text:list>
      <text:p text:style-name="P1"/>
      <text:p text:style-name="P1"><text:soft-page-break/></text:p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Modern No. 20" svg:font-family="'Modern No. 20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gerian1" svg:font-family="Algerian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dern No. 201" svg:font-family="'Modern No. 20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0" fo:widows="0" fo:hyphenation-ladder-count="no-limit" style:punctuation-wrap="hanging" style:writing-mode="lr-tb"/>
      <style:text-properties style:use-window-font-color="true" style:font-name="Calibri" style:letter-kerning="true" style:font-name-asian="Times New Roman1" style:font-name-complex="Mangal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Calibri" style:letter-kerning="true" style:font-name-asian="Times New Roman1" style:font-name-complex="Mangal" style:font-size-complex="10pt"/>
    </style:style>
    <style:style style:name="Footer_20_Char" style:display-name="Footer Char" style:family="text" style:parent-style-name="Default_20_Paragraph_20_Font">
      <style:text-properties style:font-name="Calibri" style:letter-kerning="true" style:font-name-asian="Times New Roman1" style:font-name-complex="Mangal" style:font-size-complex="10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text-underline-style="none" style:font-name-asian="Times New Roman1" style:font-name-complex="Times New Roman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687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1874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874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874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6874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1874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687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187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6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2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12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12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-top="0.0701in double #00000a" fo:border-bottom="0.0622in double #00000a" fo:border-left="0.0701in double #00000a" fo:border-right="0.0622in double #00000a" style:border-line-width-top="0.0008in 0.0346in 0.0346in" style:border-line-width-bottom="0.0346in 0.0138in 0.0138in" style:border-line-width-left="0.0008in 0.0346in 0.0346in" style:border-line-width-right="0.0346in 0.0138in 0.0138in" fo:padding="0.666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-top="0.0701in double #00000a" fo:border-bottom="0.0622in double #00000a" fo:border-left="0.0701in double #00000a" fo:border-right="0.0622in double #00000a" style:border-line-width-top="0.0008in 0.0346in 0.0346in" style:border-line-width-bottom="0.0346in 0.0138in 0.0138in" style:border-line-width-left="0.0008in 0.0346in 0.0346in" style:border-line-width-right="0.0346in 0.0138in 0.0138in" fo:padding="0.45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chita</meta:initial-creator>
    <meta:editing-cycles>20</meta:editing-cycles>
    <meta:creation-date>2019-07-26T14:27:00</meta:creation-date>
    <dc:date>2020-03-05T15:06:05.93</dc:date>
    <meta:editing-duration>PT2H15M35S</meta:editing-duration>
    <meta:generator>OpenOffice/4.1.5$Win32 OpenOffice.org_project/415m1$Build-9789</meta:generator>
    <dc:creator>drg EDVFGG</dc:creator>
    <meta:document-statistic meta:table-count="2" meta:image-count="0" meta:object-count="3" meta:page-count="7" meta:paragraph-count="163" meta:word-count="847" meta:character-count="55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